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typographix_de-DE-0.99.0.oxt&#13;&#13;15.06.2020 20:29:2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typographix_de-DE-A-0.99.0.oxt&#13;&#13;15.06.2020 20:29: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typographix_de-DE-L-0.99.0.oxt&#13;&#13;15.06.2020 20:29: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typographix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7635036447646509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509850476053893638" text:style-name="L2">
        <text:list-item>
          <text:p text:style-name="P49">Version 2.1.2 :</text:p>
        </text:list-item>
      </text:list>
      <text:list xml:id="list4391773878622118889" text:style-name="L3">
        <text:list-item>
          <text:list>
            <text:list-item>
              <text:p text:style-name="P50">Localized help : resolved non-functional hyperlink due to API incompatibility introduced by Apache OpenOffice 4.1 (and LibreOffice 4.0).</text:p>
            </text:list-item>
          </text:list>
        </text:list-item>
      </text:list>
      <text:list xml:id="list40523967" text:continue-list="list5509850476053893638" text:style-name="L2">
        <text:list-item>
          <text:p text:style-name="P49">Version 2.1.1 :</text:p>
        </text:list-item>
      </text:list>
      <text:list xml:id="list552208063925316541"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515564" text:continue-list="list40523967" text:style-name="L2">
        <text:list-item>
          <text:p text:style-name="P49">Version 2.1.0 :</text:p>
        </text:list-item>
      </text:list>
      <text:list xml:id="list253949543975922113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507284" text:continue-list="list40515564" text:style-name="L2">
        <text:list-item>
          <text:p text:style-name="P49">Version 2.0.0 :</text:p>
        </text:list-item>
      </text:list>
      <text:list xml:id="list685386782650290907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523206" text:continue-list="list40507284" text:style-name="L2">
        <text:list-item>
          <text:p text:style-name="P49">Version 1.5.3 :</text:p>
        </text:list-item>
      </text:list>
      <text:list xml:id="list592802747477342927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60548892035983722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typographix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06525688545702211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5959903234654253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9503395856952987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863554192869296007"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832406136959836756"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13641193611314087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88606835413169514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87371134406267522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806378282989691220" text:style-name="L17">
        <text:list-item>
          <text:p text:style-name="P64">Arg1 : <text:span text:style-name="InstructionMacro">String</text:span> : mandatory, type of control used for the button</text:p>
        </text:list-item>
      </text:list>
      <text:list xml:id="list748179882688258247"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871700068976741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89323274836721035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01854503612900380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11027835799238631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1673733162893969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714975040095588275"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40184307458650363"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30002076378269065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34612293702382602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03804425675117108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867038550535420494"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409089379408812550"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3686393769829826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2598370255287823"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021389067416421107"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19438726290233877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typographix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ypographix (de-DE)</text:p>
      <text:p text:style-name="tooltipText"/>
      <text:p text:style-name="tooltipLang"><text:bookmark-start text:name="__RefHeading__44467_325084090"/>Tooltip de<text:bookmark-end text:name="__RefHeading__44467_325084090"/></text:p>
      <text:p text:style-name="descrText">typographix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ypographix (de-D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typographix (de-DE)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766970870859693202"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019297075190952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68435175043749683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56462062344309964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5191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5456225647927187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5096391496139612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297553299765049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5</dc:date>
     <text:p>internal</text:p>
     <text:p>Page2</text:p>
     <text:p/>
    </office:annotation>Paragraph styles</text:p>
      <text:p text:style-name="P28"><office:annotation>
     <dc:creator>BM</dc:creator>
     <dc:date>2008-03-13T00:00:00.25</dc:date>
     <text:p>internal</text:p>
     <text:p>Page7</text:p>
     <text:p/>
    </office:annotation>Hyperlinks</text:p>
      <text:p text:style-name="hlp_5f_paragraph"><text:span text:style-name="T14"><office:annotation>
      <dc:creator>BM</dc:creator>
      <dc:date>2008-03-13T00:00:00.25</dc:date>
      <text:p>internal</text:p>
      <text:p>Page3</text:p>
      <text:p/>
     </office:annotation></text:span><text:span text:style-name="T14">Text formatting</text:span></text:p>
      <text:p text:style-name="P28"><office:annotation>
     <dc:creator>BM</dc:creator>
     <dc:date>2008-03-26T00:00:00.2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5</dc:date>
     <text:p>external</text:p>
     <text:p>text/swriter/main0210.xhp</text:p>
     <text:p/>
    </office:annotation><text:span text:style-name="T14">Preview topic</text:span> </text:p>
      <text:p text:style-name="hlp_5f_paragraph">This hyperlink displays <text:s/><office:annotation>
     <dc:creator>BM</dc:creator>
     <dc:date>2008-03-15T00:00:00.2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497390" text:continue-list="list880192970751909526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521916" text:continue-list="list405191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524200" text:continue-list="list4049739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typographix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typographix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92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typographix_de-DE", "0.99.0") ' fill with your values
  setExtensionDescription("en, de")
  setDisplayName("en", "typographix (de-DE)")
  setDisplayName("de", "typographix (de-DE)")
  setTooltip("en, de", "en") ' deprecated ! starting from 3.1,use instead setExtensionDescription
endDescription  


beginAnnexes 
  useLibrary("Basic", "typographix_de-DE/")
endAnnexes


beginAddonUI


  beginOfficeToolbar

    beginTbTitles("Writer")
      setTitle("typographix de-DE")
    endTbTitles

		beginButton()
            beginTitles("Writer")
              setTitle("Convert ellipses and apostrophes", "en")
              setTitle("Konvertiere Ellipsen und Apostrophe", "de")
            endTitles
            setURL("Basic", "typographix_de-DE", "Common", "Main")
			setImage("icons/Work")
		endButton

		beginButton()
            beginTitles("Writer")
              setTitle("en-dash to two hyphens (– → --)", "en")
              setTitle("Gedankenstrich zu zwei Trennstrichen (– → --)", "de")
            endTitles
            setURL("Basic", "typographix_de-DE", "Revert", "Dash")
			setImage("icons/DoubleHyphen")
		endButton    

		beginButton()
            beginTitles("Writer")
              setTitle("two hyphens to en-dash (-- → –)", "en")
              setTitle("zwei Trennstriche zu Gedankenstrich (-- → –)", "de")
            endTitles
            setURL("Basic", "typographix_de-DE", "Common", "En_dash")
			setImage("icons/EnDash")
		endButton    

        addSeparator

		beginButton()
            beginTitles("Writer")
              setTitle("Show direct speech (works with german style quotation marks)", "en")
              setTitle("Zeige wörtliche Rede", "de")
            endTitles
            setURL("Basic", "typographix_de-DE", "QM_de_DE", "ShowDirectSpeech")
			setImage("icons/DirectSpeech")
		endButton

        addSeparator

		beginButton()
            beginTitles("Writer")
              setTitle("Back to standard view", "en")
              setTitle("Zurück zur Normalansicht", "de")
            endTitles
            setURL("Basic", "typographix_de-DE", "QM_de_DE", "StandardView")
			setImage("icons/StandardView")
		endButton    

  endOfficeToolbar


  beginAddonMenu

    beginMenu
      beginTitles
	    setTitle("typographix de-DE")
      endTitles

      beginMenuItems

		beginCommand
            beginTitles("Writer")
              setTitle("Format all to German typographical style", "en")
              setTitle("Formatiere alles nach deutschen Regeln", "de")
            endTitles
            setURL("Basic", "typographix_de-DE", "QM_de_DE", "Main")
		endCommand
		
		beginCommand
            beginTitles("Writer")
              setTitle("Back to typewriter style", "en")
              setTitle("Zurück zum Schreibmaschinenstil", "de")
            endTitles
            setURL("Basic", "typographix_de-DE", "QM_de_DE", "TypewriterView")
		endCommand

        addSeparator

		beginCommand
            beginTitles("Writer")
              setTitle("Convert quotes into exchange format", "en")
              setTitle("Anführungszeichen in Austauschformat umwandeln", "de")
            endTitles
            setURL("Basic", "typographix_de-DE", "QM_de_DE", "SubstituteQuotes")
		endCommand

        addSeparator
        
		beginCommand
            beginTitles("Writer")
              setTitle("Gedankenstriche und Ellipsen gegen Trennung schützen", "de")
              setTitle("Protect dashes and ellipses against hyphenation", "en")
            endTitles
            setURL("Basic", "typographix_de-DE", "QM_de_DE", "ProtectQM")
		endCommand

		beginCommand
            beginTitles("Writer")
              setTitle("Trennschutz für Gedankenstriche und Ellipsen aufheben", "de")
              setTitle("Unprotect dashes and ellipses against hyphenation", "en")
            endTitles
            setURL("Basic", "typographix_de-DE", "QM_de_DE", "UnprotectQM")
		endCommand

        addSeparator

		beginCommand
		    beginTitles("Writer")
              setTitle("Number sign to apostrophe (# → ’)", "en")
              setTitle("Raute zu Apostroph (# → ’)", "de")
            endTitles
            setURL("Basic", "typographix_de-DE", "Common", "Apostrophe")
			setImage("icons/Apostrophe")
		endCommand

		beginCommand
            beginTitles("Writer")
              setTitle("Three periods to ellipsis (... → …)", "en")
             setTitle("Drei Punkte zu Ellipse (... → …)", "de")
             endTitles
            setURL("Basic", "typographix_de-DE", "Common", "Ellipsis")
			setImage("icons/Ellipsis")
		endCommand
		
		beginCommand
            beginTitles("Writer")
              setTitle("Two hyphens to en-dash (-- → –)", "en")
              setTitle("Zwei Trennstriche zu Gedankenstrich (-- → –)", "de")
            endTitles
            setURL("Basic", "typographix_de-DE", "Common", "En_dash")
		endCommand
		
		beginCommand
            beginTitles("Writer")
              setTitle("En-dash to two hyphens (– → --)", "en")
              setTitle("Gedankenstrich zu zwei Trennstrichen (– → --)", "de")
            endTitles
            setURL("Basic", "typographix_de-DE", "Revert", "Dash")
		endCommand
		
        addSeparator

		beginCommand
            beginTitles("Writer")
              setTitle("German style quotation marks to chevrons („, ‘“ → »› ‹«)", "en")
              setTitle("Gänsefüßchen zu Chevrons („, ‘“ → »› ‹«)", "de")
            endTitles
            setURL("Basic", "typographix_de-DE", "QM_de_DE", "AlternativeQuotes")
		endCommand
		
		beginCommand
            beginTitles("Writer")
              setTitle("Chevrons to German style quotation marks (»› ‹« → „, ‘“)", "en")
              setTitle("Chevrons zu Gänsefüßchen (»› ‹« → „, ‘“)", "de")
            endTitles
            setURL("Basic", "typographix_de-DE", "QM_de_DE", "NormalQuotes")
		endCommand

        addSeparator
        
 		beginCommand
            beginTitles("Writer")
              setTitle("Show direct speech (works with german style quotation marks)", "en")
              setTitle("Zeige wörtliche Rede", "de")
            endTitles
            setURL("Basic", "typographix_de-DE", "QM_de_DE", "ShowDirectSpeech")
		endCommand

		beginCommand
            beginTitles("Writer")
              setTitle("Back to standard view", "en")
              setTitle("Zurück zur Normalansicht", "de")
            endTitles
            setURL("Basic", "typographix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